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694cm" svg:y="3.049cm">
            <draw:object draw:notify-on-update-of-ranges="Sheet1.C1:Sheet1.C1 Sheet1.C2:Sheet1.C8 Sheet1.D1:Sheet1.D1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]+[.B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]+[.B3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4]+[.B4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A5]+[.B5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A6]+[.B6]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A7]+[.B7]"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table:formula="of:=[.A8]+[.B8]"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12.325cm" svg:y="1.881cm">
            <draw:object draw:notify-on-update-of-ranges="Sheet2.C1:Sheet2.C1 Sheet2.C2:Sheet2.C8 Sheet2.D1:Sheet2.D1 Sheet2.D2:Sheet2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]+[.B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]+[.B3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4]+[.B4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A5]+[.B5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A6]+[.B6]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A7]+[.B7]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table:formula="of:=[.A8]+[.B8]"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09:36:23.149219918</meta:creation-date>
    <dc:date>2024-01-17T10:56:47.614946414</dc:date>
    <meta:editing-duration>PT29M53S</meta:editing-duration>
    <meta:editing-cycles>1</meta:editing-cycles>
    <meta:document-statistic meta:table-count="2" meta:cell-count="64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Sheet1.C1:Sheet1.D8" chart:data-source-has-labels="both" svg:x="0.32cm" svg:y="0.232cm" svg:width="12.798cm" svg:height="8.639cm">
          <chart:coordinate-region svg:x="0.941cm" svg:y="0.431cm" svg:width="11.99cm" svg:height="7.793cm"/>
          <chart:axis chart:dimension="x" chart:name="primary-x" chart:style-name="ch4" chartooo:axis-type="auto">
            <chartooo:date-scale/>
            <chart:categories table:cell-range-address="Sheet1.C2:Sheet1.C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line">
            <chart:data-point chart:repeated="7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C2:Sheet1.C8</svg:desc>
                </draw:g>
              </table:table-cell>
              <table:table-cell office:value-type="float" office:value="1">
                <text:p>1</text:p>
                <draw:g>
                  <svg:desc>Sheet1.D2:Sheet1.D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Sheet2.C1:Sheet2.D8" chart:data-source-has-labels="both" svg:x="0.319cm" svg:y="0.232cm" svg:width="12.798cm" svg:height="8.639cm">
          <chart:coordinate-region svg:x="0.755cm" svg:y="0.431cm" svg:width="12.175cm" svg:height="7.793cm"/>
          <chart:axis chart:dimension="x" chart:name="primary-x" chart:style-name="ch4" chartooo:axis-type="auto">
            <chartooo:date-scale/>
            <chart:categories table:cell-range-address="Sheet2.C2:Sheet2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8" chart:label-cell-address="Sheet2.D1:Sheet2.D1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2.C2:Sheet2.C8</svg:desc>
                </draw:g>
              </table:table-cell>
              <table:table-cell office:value-type="float" office:value="1">
                <text:p>1</text:p>
                <draw:g>
                  <svg:desc>Sheet2.D2:Sheet2.D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